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90000002C755935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 New Roman" svg:font-family="'Times New Roman'" style:font-family-generic="roman"/>
    <style:font-face style:name="FreeSans1" svg:font-family="FreeSans" style:font-family-generic="swiss"/>
    <style:font-face style:name="Courier New" svg:font-family="'Courier New'" style:font-pitch="variable"/>
    <style:font-face style:name="Gill Sans" svg:font-family="'Gill Sans'"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069in" fo:margin-left="-0.0785in" table:align="left" style:writing-mode="lr-tb"/>
    </style:style>
    <style:style style:name="Table1.A" style:family="table-column">
      <style:table-column-properties style:column-width="1.5in"/>
    </style:style>
    <style:style style:name="Table1.B" style:family="table-column">
      <style:table-column-properties style:column-width="1in"/>
    </style:style>
    <style:style style:name="Table1.C" style:family="table-column">
      <style:table-column-properties style:column-width="2.75in"/>
    </style:style>
    <style:style style:name="Table1.D" style:family="table-column">
      <style:table-column-properties style:column-width="1.2569in"/>
    </style:style>
    <style:style style:name="Table1.1" style:family="table-row">
      <style:table-row-properties fo:keep-together="auto"/>
    </style:style>
    <style:style style:name="Table1.A1" style:family="table-cell">
      <style:table-cell-properties style:vertical-align="top"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background-color="#f2f2f2" fo:padding-left="0.075in" fo:padding-right="0.075in" fo:padding-top="0in" fo:padding-bottom="0in" fo:border-left="0.5pt solid #000000" fo:border-right="none" fo:border-top="none" fo:border-bottom="none" style:writing-mode="lr-tb">
        <style:background-image/>
      </style:table-cell-properties>
    </style:style>
    <style:style style:name="Table1.D2" style:family="table-cell">
      <style:table-cell-properties style:vertical-align="top" fo:background-color="#f2f2f2" fo:padding-left="0.075in" fo:padding-right="0.075in" fo:padding-top="0in" fo:padding-bottom="0in" fo:border-left="0.5pt solid #000000" fo:border-right="0.5pt solid #000000" fo:border-top="none" fo:border-bottom="none" style:writing-mode="lr-tb">
        <style:background-image/>
      </style:table-cell-properties>
    </style:style>
    <style:style style:name="Table1.A3" style:family="table-cell">
      <style:table-cell-properties style:vertical-align="top" fo:background-color="#e5e5e5" fo:padding-left="0.075in" fo:padding-right="0.075in" fo:padding-top="0in" fo:padding-bottom="0in" fo:border-left="0.5pt solid #000000" fo:border-right="none" fo:border-top="0.5pt solid #000000" fo:border-bottom="none" style:writing-mode="lr-tb">
        <style:background-image/>
      </style:table-cell-properties>
    </style:style>
    <style:style style:name="Table1.D3"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A4"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P1" style:family="paragraph" style:parent-style-name="Standard">
      <style:text-properties fo:font-style="italic" style:font-style-asian="italic"/>
    </style:style>
    <style:style style:name="P2" style:family="paragraph" style:parent-style-name="Standard">
      <style:paragraph-properties style:snap-to-layout-grid="false"/>
      <style:text-properties fo:font-style="italic" style:font-style-asian="italic"/>
    </style:style>
    <style:style style:name="P3" style:family="paragraph" style:parent-style-name="Standard" style:list-style-name="WW8Num6"/>
    <style:style style:name="P4" style:family="paragraph" style:parent-style-name="Standard" style:list-style-name="WW8Num5"/>
    <style:style style:name="P5" style:family="paragraph" style:parent-style-name="Standard">
      <style:text-properties fo:font-weight="bold" style:font-weight-asian="bold"/>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fo:font-style="italic" style:font-style-asian="italic"/>
    </style:style>
    <style:style style:name="P8" style:family="paragraph" style:parent-style-name="Standard">
      <style:paragraph-properties fo:break-before="page"/>
    </style:style>
    <style:style style:name="P9" style:family="paragraph" style:parent-style-name="Standard">
      <style:paragraph-properties fo:margin-left="0.25in" fo:margin-right="0in" fo:text-indent="0in" style:auto-text-indent="false"/>
      <style:text-properties fo:font-style="italic" style:font-style-asian="italic"/>
    </style:style>
    <style:style style:name="P10" style:family="paragraph" style:parent-style-name="Header">
      <style:paragraph-properties fo:text-align="center" style:justify-single-word="false"/>
    </style:style>
    <style:style style:name="P11" style:family="paragraph" style:parent-style-name="paragraph">
      <style:paragraph-properties fo:margin-left="0in" fo:margin-right="0in" fo:text-indent="0in" style:auto-text-indent="false"/>
    </style:style>
    <style:style style:name="P12" style:family="paragraph" style:parent-style-name="paragraph">
      <style:paragraph-properties fo:margin-left="0in" fo:margin-right="0in" fo:text-indent="0in" style:auto-text-indent="false"/>
      <style:text-properties fo:color="#800000" style:font-name="Arial" fo:font-weight="bold" style:font-weight-asian="bold" style:font-name-complex="Arial"/>
    </style:style>
    <style:style style:name="P13" style:family="paragraph" style:parent-style-name="paragraph" style:master-page-name="Standard">
      <style:paragraph-properties fo:margin-left="0in" fo:margin-right="0in" fo:text-indent="0in" style:auto-text-indent="false" style:page-number="auto"/>
    </style:style>
    <style:style style:name="P14" style:family="paragraph" style:parent-style-name="paragraph">
      <style:paragraph-properties fo:margin-left="1in" fo:margin-right="0in" fo:text-indent="-0.5in" style:auto-text-indent="false">
        <style:tab-stops>
          <style:tab-stop style:position="1in"/>
        </style:tab-stops>
      </style:paragraph-properties>
    </style:style>
    <style:style style:name="P15" style:family="paragraph" style:parent-style-name="paragraph">
      <style:paragraph-properties fo:margin-left="0.25in" fo:margin-right="0in" fo:text-indent="0in" style:auto-text-indent="false"/>
      <style:text-properties fo:font-style="italic" style:font-style-asian="italic"/>
    </style:style>
    <style:style style:name="P16" style:family="paragraph" style:parent-style-name="list_20_bullet">
      <style:paragraph-properties fo:margin-left="0.75in" fo:margin-right="0in" fo:text-indent="-0.25in" style:auto-text-indent="false">
        <style:tab-stops/>
      </style:paragraph-properties>
      <style:text-properties fo:font-style="italic" style:font-style-asian="italic"/>
    </style:style>
    <style:style style:name="P17" style:family="paragraph" style:parent-style-name="list_20_bullet">
      <style:paragraph-properties fo:margin-left="0.75in" fo:margin-right="0in" fo:text-indent="-0.25in" style:auto-text-indent="false">
        <style:tab-stops>
          <style:tab-stop style:position="0.75in"/>
        </style:tab-stops>
      </style:paragraph-properties>
      <style:text-properties fo:font-style="italic" style:font-style-asian="italic"/>
    </style:style>
    <style:style style:name="P18" style:family="paragraph" style:parent-style-name="list_20_bullet" style:list-style-name="WW8Num2">
      <style:paragraph-properties fo:margin-left="1in" fo:margin-right="0in" fo:text-indent="-0.25in" style:auto-text-indent="false">
        <style:tab-stops/>
      </style:paragraph-properties>
      <style:text-properties fo:font-style="italic" style:font-style-asian="italic"/>
    </style:style>
    <style:style style:name="P19" style:family="paragraph" style:parent-style-name="list_20_bullet" style:list-style-name="WW8Num11">
      <style:paragraph-properties fo:margin-left="1.1252in" fo:margin-right="0in" fo:text-indent="-0.3752in" style:auto-text-indent="false">
        <style:tab-stops>
          <style:tab-stop style:position="1.1252in"/>
        </style:tab-stops>
      </style:paragraph-properties>
      <style:text-properties fo:font-style="italic" style:font-style-asian="italic"/>
    </style:style>
    <style:style style:name="P20" style:family="paragraph" style:parent-style-name="table_20_heading" style:list-style-name="WW8Num1"/>
    <style:style style:name="P21" style:family="paragraph" style:parent-style-name="table_20_heading" style:list-style-name="WW8Num22"/>
    <style:style style:name="P22" style:family="paragraph" style:parent-style-name="table_20_heading" style:list-style-name="WW8Num17"/>
    <style:style style:name="P23" style:family="paragraph" style:parent-style-name="table_20_heading" style:list-style-name="WW8Num8"/>
    <style:style style:name="P24" style:family="paragraph" style:parent-style-name="Contents_20_1">
      <style:paragraph-properties>
        <style:tab-stops>
          <style:tab-stop style:position="5.9929in" style:type="right" style:leader-style="dotted" style:leader-text="."/>
        </style:tab-stops>
      </style:paragraph-properties>
    </style:style>
    <style:style style:name="P25" style:family="paragraph" style:parent-style-name="Contents_20_1">
      <style:paragraph-properties>
        <style:tab-stops>
          <style:tab-stop style:position="5.9929in" style:type="right" style:leader-style="dotted" style:leader-text="."/>
        </style:tab-stops>
      </style:paragraph-properties>
      <style:text-properties fo:font-size="12pt" fo:language="en" fo:country="US" style:font-size-asian="12pt" style:language-asian="en" style:country-asian="US" style:language-complex="none" style:country-complex="none"/>
    </style:style>
    <style:style style:name="T1" style:family="text">
      <style:text-properties fo:font-weight="bold" style:font-weight-asian="bold"/>
    </style:style>
    <style:style style:name="T2" style:family="text">
      <style:text-properties style:font-name="Arial" fo:font-weight="bold" style:font-weight-asian="bold" style:font-name-complex="Arial"/>
    </style:style>
    <style:style style:name="T3" style:family="text">
      <style:text-properties style:font-name="Arial" fo:font-weight="bold" style:letter-kerning="true" style:font-weight-asian="bold" style:font-name-complex="Arial" style:font-size-complex="14pt" style:font-weight-complex="bold"/>
    </style:style>
    <style:style style:name="T4" style:family="text">
      <style:text-properties style:font-name="Arial" fo:font-size="12pt" fo:font-weight="bold" style:letter-kerning="true" style:font-size-asian="12pt" style:font-weight-asian="bold" style:font-name-complex="Arial" style:font-size-complex="14pt" style:font-weight-complex="bold"/>
    </style:style>
    <style:style style:name="T5" style:family="text">
      <style:text-properties style:font-name="Arial" style:font-name-complex="Arial"/>
    </style:style>
    <style:style style:name="T6" style:family="text">
      <style:text-properties style:font-name="Arial" fo:font-size="9pt" style:font-size-asian="9pt" style:font-name-complex="Arial" style:font-size-complex="9pt"/>
    </style:style>
    <style:style style:name="T7" style:family="text">
      <style:text-properties fo:font-size="12pt" fo:language="en" fo:country="US" style:font-size-asian="12pt" style:language-asian="en" style:country-asian="US" style:language-complex="none" style:country-complex="none"/>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language="en" fo:country="US" style:language-asian="en" style:country-asian="US"/>
    </style:style>
    <style:style style:name="T11" style:family="text">
      <style:text-properties fo:font-weight="normal" style:font-weight-asian="norm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Heading">Project requirements for &lt;X&gt; project</text:p>
      <text:p text:style-name="P12"/>
      <text:p text:style-name="P14"><text:span text:style-name="T2">Note:<text:tab/></text:span>This is a very detailed requirements template, with many sections that may be unnecessary for a given project. Because this is a template, you should feel free to adapt it to the needs of your project.</text:p>
      <text:p text:style-name="P11"><text:span text:style-name="T4">Abstract</text:span><text:span text:style-name="T3">:</text:span><text:span text:style-name="T2"> </text:span><text:span text:style-name="T8">[Provide a very brief summary of the document’s contents.]</text:span></text:p>
      <text:h text:style-name="Heading_20_1" text:outline-level="1"/>
      <text:h text:style-name="Heading_20_1" text:outline-level="1">Contents</text:h>
      <text:p text:style-name="Standard"><text:span text:style-name="T8">&lt;After you make changes to the document, right-click in the table of contents and select </text:span><text:span text:style-name="T9">Update Field.</text:span><text:span text:style-name="T8">&gt;</text:span></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5.1563in" style:leader-char="." style:with-tab="false"/>
          </text:table-of-content-entry-template>
          <text:index-source-styles text:outline-level="1">
            <text:index-source-style text:style-name="Heading"/>
          </text:index-source-styles>
        </text:table-of-content-source>
        <text:index-body>
          <text:p text:style-name="P25"/>
          <text:p text:style-name="P24"><text:span text:style-name="T10">Version notice<text:tab/></text:span><text:a xlink:type="simple" xlink:href="#__RefHeading___Toc512651250" text:style-name="Index_20_Link" text:visited-style-name="Index_20_Link"><text:span text:style-name="T10">1</text:span></text:a></text:p>
          <text:p text:style-name="P24"><text:span text:style-name="T10">Trademarks<text:tab/></text:span><text:a xlink:type="simple" xlink:href="#__RefHeading___Toc512651251" text:style-name="Index_20_Link" text:visited-style-name="Index_20_Link"><text:span text:style-name="T10">2</text:span></text:a></text:p>
          <text:p text:style-name="P24"><text:span text:style-name="T10">Security checklist<text:tab/></text:span><text:a xlink:type="simple" xlink:href="#__RefHeading___Toc512651252" text:style-name="Index_20_Link" text:visited-style-name="Index_20_Link"><text:span text:style-name="T10">2</text:span></text:a></text:p>
          <text:p text:style-name="P24"><text:span text:style-name="T10">1. Introduction<text:tab/></text:span><text:a xlink:type="simple" xlink:href="#__RefHeading___Toc512651253" text:style-name="Index_20_Link" text:visited-style-name="Index_20_Link"><text:span text:style-name="T10">3</text:span></text:a></text:p>
          <text:p text:style-name="P24"><text:span text:style-name="T10">2. General information<text:tab/></text:span><text:a xlink:type="simple" xlink:href="#__RefHeading___Toc512651254" text:style-name="Index_20_Link" text:visited-style-name="Index_20_Link"><text:span text:style-name="T10">3</text:span></text:a></text:p>
          <text:p text:style-name="P24"><text:span text:style-name="T10">3. Processing flows<text:tab/></text:span><text:a xlink:type="simple" xlink:href="#__RefHeading___Toc512651255" text:style-name="Index_20_Link" text:visited-style-name="Index_20_Link"><text:span text:style-name="T10">4</text:span></text:a></text:p>
          <text:p text:style-name="P24"><text:span text:style-name="T10">4. System architecture<text:tab/></text:span><text:a xlink:type="simple" xlink:href="#__RefHeading___Toc512651256" text:style-name="Index_20_Link" text:visited-style-name="Index_20_Link"><text:span text:style-name="T10">4</text:span></text:a></text:p>
          <text:p text:style-name="P24"><text:span text:style-name="T10">5. Detailed requirements<text:tab/></text:span><text:a xlink:type="simple" xlink:href="#__RefHeading___Toc512651257" text:style-name="Index_20_Link" text:visited-style-name="Index_20_Link"><text:span text:style-name="T10">4</text:span></text:a></text:p>
          <text:p text:style-name="P24"><text:span text:style-name="T10">6. System Interfaces/Impacts<text:tab/></text:span><text:a xlink:type="simple" xlink:href="#__RefHeading___Toc512651258" text:style-name="Index_20_Link" text:visited-style-name="Index_20_Link"><text:span text:style-name="T10">6</text:span></text:a></text:p>
          <text:p text:style-name="P24"><text:span text:style-name="T10">7. Global requirements<text:tab/></text:span><text:a xlink:type="simple" xlink:href="#__RefHeading___Toc512651259" text:style-name="Index_20_Link" text:visited-style-name="Index_20_Link"><text:span text:style-name="T10">6</text:span></text:a></text:p>
          <text:p text:style-name="P24"><text:span text:style-name="T10">8. Testing considerations<text:tab/></text:span><text:a xlink:type="simple" xlink:href="#__RefHeading___Toc512651260" text:style-name="Index_20_Link" text:visited-style-name="Index_20_Link"><text:span text:style-name="T10">7</text:span></text:a></text:p>
          <text:p text:style-name="P24"><text:span text:style-name="T10">9. Summary<text:tab/></text:span><text:a xlink:type="simple" xlink:href="#__RefHeading___Toc512651261" text:style-name="Index_20_Link" text:visited-style-name="Index_20_Link"><text:span text:style-name="T10">7</text:span></text:a></text:p>
        </text:index-body>
      </text:table-of-content>
      <text:p text:style-name="P11"/>
      <text:h text:style-name="Heading_20_1" text:outline-level="1"><text:bookmark-start text:name="__RefHeading___Toc512651250"/>Version notice<text:bookmark-end text:name="__RefHeading___Toc512651250"/></text:h>
      <text:p text:style-name="Standard"/>
      <text:p text:style-name="Standard">All revisions of this document are listed in chronological order. There is no relationship between the document number and the software release number.</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list xml:id="list6703593055073887543" text:style-name="WW8Num1">
              <text:list-item>
                <text:p text:style-name="P20">Document release</text:p>
              </text:list-item>
            </text:list>
          </table:table-cell>
          <table:table-cell table:style-name="Table1.A1" office:value-type="string">
            <text:list xml:id="list875121744372843235" text:style-name="WW8Num22">
              <text:list-item>
                <text:p text:style-name="P21">Date</text:p>
              </text:list-item>
            </text:list>
          </table:table-cell>
          <table:table-cell table:style-name="Table1.A1" office:value-type="string">
            <text:list xml:id="list3376663059641323973" text:style-name="WW8Num17">
              <text:list-item>
                <text:p text:style-name="P22">Description</text:p>
              </text:list-item>
            </text:list>
          </table:table-cell>
          <table:table-cell table:style-name="Table1.D1" office:value-type="string">
            <text:list xml:id="list434520494474594775" text:style-name="WW8Num8">
              <text:list-item>
                <text:p text:style-name="P23">Software release</text:p>
              </text:list-item>
            </text:list>
          </table:table-cell>
        </table:table-row>
        <table:table-row table:style-name="Table1.1">
          <table:table-cell table:style-name="Table1.A2" office:value-type="string">
            <text:p text:style-name="P1">Draft 1</text:p>
          </table:table-cell>
          <table:table-cell table:style-name="Table1.A2" office:value-type="string">
            <text:p text:style-name="P1">mm/dd/yyyy</text:p>
          </table:table-cell>
          <table:table-cell table:style-name="Table1.A2" office:value-type="string">
            <text:p text:style-name="P1">[This information is optional. If you wish to do so, give a brief description of this and subsequent drafts.]</text:p>
          </table:table-cell>
          <table:table-cell table:style-name="Table1.D2" office:value-type="string">
            <text:p text:style-name="P2"/>
          </table:table-cell>
        </table:table-row>
        <table:table-row table:style-name="Table1.1">
          <table:table-cell table:style-name="Table1.A3" office:value-type="string">
            <text:p text:style-name="P1">Draft 2</text:p>
          </table:table-cell>
          <table:table-cell table:style-name="Table1.A3" office:value-type="string">
            <text:p text:style-name="P1">mm/dd/yyyy</text:p>
          </table:table-cell>
          <table:table-cell table:style-name="Table1.A3" office:value-type="string">
            <text:p text:style-name="P2"/>
          </table:table-cell>
          <table:table-cell table:style-name="Table1.D3" office:value-type="string">
            <text:p text:style-name="P2"/>
          </table:table-cell>
        </table:table-row>
        <table:table-row table:style-name="Table1.1">
          <table:table-cell table:style-name="Table1.A4" office:value-type="string">
            <text:p text:style-name="P1">Release 1</text:p>
          </table:table-cell>
          <table:table-cell table:style-name="Table1.A4" office:value-type="string">
            <text:p text:style-name="P1">mm/dd/yyyy</text:p>
          </table:table-cell>
          <table:table-cell table:style-name="Table1.A4" office:value-type="string">
            <text:p text:style-name="P1">First release.</text:p>
          </table:table-cell>
          <table:table-cell table:style-name="Table1.D4" office:value-type="string">
            <text:p text:style-name="P2"/>
          </table:table-cell>
        </table:table-row>
      </table:table>
      <text:p text:style-name="paragraph"/>
      <text:p text:style-name="P1">This document was created by &lt;writer’s organization&gt; within COMPANY NAME. COMPANY has made every effort to ensure that this document is accurate at the time of printing. Obtain additional copies of this document, as well as updated releases, from the following organization:</text:p>
      <text:p text:style-name="P7"><text:line-break/>&lt;Provide contact information for the document.&gt;</text:p>
      <text:p text:style-name="P6"/>
      <text:h text:style-name="Heading_20_1" text:outline-level="1"><text:bookmark-start text:name="__RefHeading___Toc512651251"/><text:soft-page-break/>Trademarks<text:bookmark-end text:name="__RefHeading___Toc512651251"/></text:h>
      <text:p text:style-name="Standard"/>
      <text:p text:style-name="Standard">The trademarks contained in this document are the property of their respective owners.</text:p>
      <text:h text:style-name="Heading_20_1" text:outline-level="1"><text:bookmark-start text:name="__RefHeading___Toc512651252"/>Security checklist<text:bookmark-end text:name="__RefHeading___Toc512651252"/></text:h>
      <text:p text:style-name="Standard"/>
      <text:p text:style-name="Standard">If the answer to any of the following questions is "yes", then the IT Security Office should review additional details of the proposed implementation.</text:p>
      <text:p text:style-name="Standard"/>
      <text:list xml:id="list9162844517266536942" text:style-name="WW8Num6">
        <text:list-item>
          <text:p text:style-name="P3">Will sensitive data be stored on, or transmitted through, the system (for example, Social Security Numbers, employee or student records, health information)?</text:p>
        </text:list-item>
      </text:list>
      <text:p text:style-name="Standard"/>
      <text:list xml:id="list212721332985534" text:continue-numbering="true" text:style-name="WW8Num6">
        <text:list-item>
          <text:p text:style-name="P3">Does the application require authentication?</text:p>
        </text:list-item>
      </text:list>
      <text:p text:style-name="Standard"/>
      <text:list xml:id="list212720912964380" text:continue-numbering="true" text:style-name="WW8Num6">
        <text:list-item>
          <text:p text:style-name="P3">Will the vendor be providing and maintaining the hardware or software?</text:p>
        </text:list-item>
      </text:list>
      <text:p text:style-name="Standard"/>
      <text:list xml:id="list6814823490106042565" text:style-name="WW8Num5">
        <text:list-item>
          <text:p text:style-name="P4">Would abuse or compromise of the system potentially damage the university’s image or brand, or adversely affect public relations?</text:p>
        </text:list-item>
      </text:list>
      <text:p text:style-name="P8"/>
      <text:h text:style-name="Heading_20_1" text:outline-level="1"><text:bookmark-start text:name="__RefHeading___Toc512651253"/>1. Introduction<text:bookmark-end text:name="__RefHeading___Toc512651253"/></text:h>
      <text:p text:style-name="P5"/>
      <text:p text:style-name="P11"><text:span text:style-name="T1">&lt;Purpose:</text:span> System requirements are developed to capture client needs and to provide a benchmark to which designs will be validated.&gt;</text:p>
      <text:h text:style-name="Heading_20_2" text:outline-level="2">Purpose/Scope</text:h>
      <text:p text:style-name="Standard"/>
      <text:p text:style-name="P9">[Briefly explain the purpose and goal of the project. Summarize the problem clients experience with the present system, if one exists, or the need clients have for a system solution. Identify goals that would be achieved with the proposed system and the assumptions and dependencies that these statements are based on. Define the scope of this system requirements document. What releases does it include? What does it exclude?]</text:p>
      <text:h text:style-name="Heading_20_2" text:outline-level="2">Summary of changes</text:h>
      <text:p text:style-name="Standard"/>
      <text:p text:style-name="P9">&lt;Include a summary of changes that have been made to the system requirements document. Specify where these changes have been made and how they are identified within the document.&gt;</text:p>
      <text:h text:style-name="Heading_20_2" text:outline-level="2">Target audience</text:h>
      <text:p text:style-name="P1"/>
      <text:p text:style-name="P9">&lt;Describe who needs to understand and use this requirement document. Who is impacted by it?&gt;</text:p>
      <text:h text:style-name="Heading_20_2" text:outline-level="2">Review/Concurrence information</text:h>
      <text:p text:style-name="Standard"/>
      <text:p text:style-name="P9">&lt;Provide a list of team members and stakeholders who are responsible for reviewing the requirement document.&gt;</text:p>
      <text:h text:style-name="Heading_20_2" text:outline-level="2">Structure and use</text:h>
      <text:p text:style-name="P9"/>
      <text:p text:style-name="P9">&lt;Describe the document structure and numbering system.&gt;</text:p>
      <text:h text:style-name="Heading_20_2" text:outline-level="2">Traceability</text:h>
      <text:p text:style-name="P9"/>
      <text:p text:style-name="P9">&lt;Describe the method by which requirements will be tracked during design.&gt;</text:p>
      <text:h text:style-name="Heading_20_2" text:outline-level="2">Disclaimer</text:h>
      <text:p text:style-name="P9"/>
      <text:p text:style-name="P9">&lt;Describe any limitations of the information included in the document.&gt;</text:p>
      <text:h text:style-name="Heading_20_1" text:outline-level="1"><text:bookmark-start text:name="__RefHeading___Toc512651254"/>2. General information<text:bookmark-end text:name="__RefHeading___Toc512651254"/></text:h>
      <text:h text:style-name="Heading_20_2" text:outline-level="2">Challenge/Opportunity</text:h>
      <text:p text:style-name="P9"/>
      <text:p text:style-name="P9">&lt;Include a brief statement that describes the potential obstacles that may be encountered with your application/system. Define areas where opportunities exist.&gt;</text:p>
      <text:h text:style-name="Heading_20_2" text:outline-level="2">Feature/Project description</text:h>
      <text:p text:style-name="Standard"/>
      <text:p text:style-name="P9">&lt;Provide specific background information, major functions, and related functions of the application/system. Describe associations to other systems’ business use. List the clients that are <text:soft-page-break/>associated with your application/system. Also list any clients that could be affected if any changes are made to your application/system, e.g., Mass Market Mega Centers, PMO Sites, etc. Provide a list of end users to your application/system. Also provide a list of end users that could be affected if any changes are made to your application/system.&gt;</text:p>
      <text:h text:style-name="Heading_20_2" text:outline-level="2">Benefit/Value</text:h>
      <text:p text:style-name="P9"/>
      <text:p text:style-name="P9">&lt;Describe the added benefits and/or value that your application/system provides.&gt;</text:p>
      <text:h text:style-name="Heading_20_2" text:outline-level="2">Assumptions, Dependencies, Constraints</text:h>
      <text:p text:style-name="Standard"/>
      <text:p text:style-name="P9">&lt;Describe any assumptions being made with regard to your application/system, e.g., you are planning a 25% growth across the board on all applications on your system. List any constraints that may keep your request from being completed, e.g., your system cannot be taken down at any time during the month of March due to heavy traffic load. List any dependencies your application/system may have, e.g., does your application rely on another application or system?&gt;</text:p>
      <text:h text:style-name="Heading_20_2" text:outline-level="2">Security risk assessment</text:h>
      <text:p text:style-name="P9"/>
      <text:p text:style-name="P9">&lt;Provide an evaluation of the security risks associated with your application/system.&gt;</text:p>
      <text:h text:style-name="Heading_20_1" text:outline-level="1"><text:bookmark-start text:name="__RefHeading___Toc512651255"/>3. Processing flows<text:bookmark-end text:name="__RefHeading___Toc512651255"/></text:h>
      <text:p text:style-name="P1"/>
      <text:p text:style-name="P1">&lt;Describe the current method of operation if one exists and the desired method of operation.&gt;</text:p>
      <text:h text:style-name="Heading_20_1" text:outline-level="1"><text:bookmark-start text:name="__RefHeading___Toc512651256"/>4. System architecture<text:bookmark-end text:name="__RefHeading___Toc512651256"/></text:h>
      <text:h text:style-name="Heading_20_2" text:outline-level="2">Hardware requirements</text:h>
      <text:p text:style-name="P9"/>
      <text:p text:style-name="P9">&lt;Describe the hardware requirements for your system/application. If the requirements are different before and after the change request, list them separately. What tools/software were used in development?&gt;</text:p>
      <text:h text:style-name="Heading_20_2" text:outline-level="2">Software requirements</text:h>
      <text:p text:style-name="P9"/>
      <text:p text:style-name="P9">&lt;Describe the software requirements for your system/application. If the requirements are different before and after the change request, list them separately. What tools/software were used in development?&gt;</text:p>
      <text:p text:style-name="P9"/>
      <text:h text:style-name="Heading_20_1" text:outline-level="1"><text:bookmark-start text:name="__RefHeading___Toc512651257"/>5. Detailed requirements<text:bookmark-end text:name="__RefHeading___Toc512651257"/></text:h>
      <text:h text:style-name="Heading_20_2" text:outline-level="2">Common requirements</text:h>
      <text:p text:style-name="P9"/>
      <text:p text:style-name="P9">&lt;Describe requirements that must be carried through all projects containing the functionality being described.&gt;</text:p>
      <text:h text:style-name="Heading_20_2" text:outline-level="2">Data modeling requirements</text:h>
      <text:p text:style-name="P9"/>
      <text:p text:style-name="P9">&lt;Provide any data models available for your system/application.&gt;</text:p>
      <text:h text:style-name="Heading_20_2" text:outline-level="2"><text:soft-page-break/>Functional requirements</text:h>
      <text:p text:style-name="P9"/>
      <text:p text:style-name="P9">&lt;Describe the functional requirements. If the requirements are different before and after the change request, list them separately.&gt;</text:p>
      <text:h text:style-name="Heading_20_2" text:outline-level="2">Client (User) interface requirements</text:h>
      <text:p text:style-name="P9"/>
      <text:p text:style-name="P9">&lt;Describe the client (user) interface requirements. If the requirements are different before and after the change request, list them separately. Things to consider include:</text:p>
      <text:p text:style-name="P9"/>
      <text:list xml:id="list9109567747932770655" text:style-name="WW8Num10">
        <text:list-item>
          <text:p text:style-name="P16">All documentation (paper and/or online) needed by clients of this application </text:p>
        </text:list-item>
        <text:list-item>
          <text:p text:style-name="P16">Reports that the proposed application must generate, including general information content</text:p>
        </text:list-item>
        <text:list-item>
          <text:p text:style-name="P16">Requirements for screen color, size, resolution, mouse</text:p>
        </text:list-item>
        <text:list-item>
          <text:p text:style-name="P16">Logon and logoff requirements</text:p>
        </text:list-item>
        <text:list-item>
          <text:p text:style-name="P16">Requirements for automatic population of fields</text:p>
        </text:list-item>
        <text:list-item>
          <text:p text:style-name="P16">Error handling requirements</text:p>
        </text:list-item>
        <text:list-item>
          <text:p text:style-name="P16">Requirements for on-line reference material</text:p>
        </text:list-item>
        <text:list-item>
          <text:p text:style-name="P16">Whether printers are local or remote</text:p>
        </text:list-item>
        <text:list-item>
          <text:p text:style-name="P16">Typical or required number of printouts per user per a standard time interval</text:p>
        </text:list-item>
        <text:list-item>
          <text:p text:style-name="P16">Print quality requirements.&gt;</text:p>
        </text:list-item>
      </text:list>
      <text:h text:style-name="Heading_20_2" text:outline-level="2">Database requirements</text:h>
      <text:p text:style-name="P9"/>
      <text:p text:style-name="P9">&lt;Describe the database requirements of your system/application. If the requirements are different before and after the change request, list them separately.&gt;</text:p>
      <text:h text:style-name="Heading_20_2" text:outline-level="2">Building block requir<text:span text:style-name="T11">e</text:span>ments</text:h>
      <text:p text:style-name="P9"/>
      <text:p text:style-name="P9">&lt;A building block requirement is a requirement that is derived from a change that is being made to the core application of a product or system. The change to the “core” requires that changes be made to its surrounding subsystems. Describe the building block requirements in this section. If the requirements are different before and after the change request, list them separately.&gt;</text:p>
      <text:h text:style-name="Heading_20_2" text:outline-level="2">Contract requirements</text:h>
      <text:p text:style-name="P9"/>
      <text:p text:style-name="P9">&lt;Contract requirements are requirements that enforce an agreement between products or applications to maintain the integrity of the interface requirements between the products of applications. An example of a contract requirement is a file format for data exchange between two applications. Describe the contract requirements in this section. If the requirements are different before and after the change request, list them separately.&gt;</text:p>
      <text:h text:style-name="Heading_20_2" text:outline-level="2"><text:soft-page-break/>Data communications requirements</text:h>
      <text:p text:style-name="P9"/>
      <text:p text:style-name="P9">&lt;Describe the data communications requirements of your system/application. If the requirements are different before and after the change request, list them separately.&gt;</text:p>
      <text:h text:style-name="Heading_20_2" text:outline-level="2">Other</text:h>
      <text:p text:style-name="P9"/>
      <text:p text:style-name="P9">&lt;Describe other requirements, not specifically listed above, that exist.&gt;</text:p>
      <text:h text:style-name="Heading_20_1" text:outline-level="1"><text:bookmark-start text:name="__RefHeading___Toc512651258"/>6. System Interfaces/Impacts<text:bookmark-end text:name="__RefHeading___Toc512651258"/></text:h>
      <text:h text:style-name="Heading_20_2" text:outline-level="2">Project interfaces</text:h>
      <text:p text:style-name="P9">&lt;Describe your current system interface requirements. If the interface requirements are different before and after the change request, list them separately. These should include project interfaces, conversion, and dependencies/transition.&gt;</text:p>
      <text:h text:style-name="Heading_20_1" text:outline-level="1"><text:bookmark-start text:name="__RefHeading___Toc512651259"/>7. Global requirements<text:bookmark-end text:name="__RefHeading___Toc512651259"/></text:h>
      <text:h text:style-name="Heading_20_2" text:outline-level="2">Availability/Reliability requirements</text:h>
      <text:p text:style-name="P9"/>
      <text:p text:style-name="P9">&lt;Things to consider include</text:p>
      <text:p text:style-name="P9">:</text:p>
      <text:list xml:id="list212722339033134" text:continue-numbering="true" text:style-name="WW8Num10">
        <text:list-item>
          <text:p text:style-name="P17">On-line availability requirements, including:</text:p>
        </text:list-item>
      </text:list>
      <text:list xml:id="list1696513858373536401" text:style-name="WW8Num2">
        <text:list-item>
          <text:p text:style-name="P18">Acceptable blockage</text:p>
        </text:list-item>
        <text:list-item>
          <text:p text:style-name="P18">Acceptable delays</text:p>
        </text:list-item>
      </text:list>
      <text:list xml:id="list212720785761735" text:continue-list="list212722339033134" text:style-name="WW8Num10">
        <text:list-item>
          <text:p text:style-name="P17">Downtime allowance for functions or components</text:p>
        </text:list-item>
        <text:list-item>
          <text:p text:style-name="P17">Backup and recovery requirements, including:</text:p>
        </text:list-item>
      </text:list>
      <text:list xml:id="list8310247756463034460" text:style-name="WW8Num11">
        <text:list-item>
          <text:p text:style-name="P19">Information that must be backed up</text:p>
        </text:list-item>
        <text:list-item>
          <text:p text:style-name="P19">Duration of storage</text:p>
        </text:list-item>
        <text:list-item>
          <text:p text:style-name="P19">Time limitations</text:p>
        </text:list-item>
        <text:list-item>
          <text:p text:style-name="P19">Local or remote</text:p>
        </text:list-item>
        <text:list-item>
          <text:p text:style-name="P19">Amount of automation</text:p>
        </text:list-item>
        <text:list-item>
          <text:p text:style-name="P19">Responsibility</text:p>
        </text:list-item>
        <text:list-item>
          <text:p text:style-name="P19">Disaster recovery</text:p>
        </text:list-item>
        <text:list-item>
          <text:p text:style-name="P19">Application availability.&gt;</text:p>
        </text:list-item>
      </text:list>
      <text:h text:style-name="Heading_20_2" text:outline-level="2">Performance requirements</text:h>
      <text:p text:style-name="Standard"/>
      <text:p text:style-name="P15">&lt;Describe the performance parameters for your system/application, e.g., What do your end users expect from your system/application, e.g., What do your end users expect from your <text:soft-page-break/>system/application? What are acceptable response times? Things to consider include:</text:p>
      <text:list xml:id="list212722232127485" text:continue-list="list212720785761735" text:style-name="WW8Num10">
        <text:list-item>
          <text:p text:style-name="P17">Response time parameters. (These should be measurable. Give thought to how these would be tested.)</text:p>
        </text:list-item>
        <text:list-item>
          <text:p text:style-name="P17">Throughput requirements in terms of number of transactions or amount of data to be processing in a give time period (e.g., daily)</text:p>
        </text:list-item>
        <text:list-item>
          <text:p text:style-name="P17">Number of simultaneous users the system must support</text:p>
        </text:list-item>
        <text:list-item>
          <text:p text:style-name="P17">Number of simultaneous transactions the system must support</text:p>
        </text:list-item>
        <text:list-item>
          <text:p text:style-name="P17">Number of terminals the new application must support</text:p>
        </text:list-item>
        <text:list-item>
          <text:p text:style-name="P17">Number of files and records</text:p>
        </text:list-item>
        <text:list-item>
          <text:p text:style-name="P17">Size of tables and files</text:p>
        </text:list-item>
        <text:list-item>
          <text:p text:style-name="P17">Frequency, volumes, and mode (e.g., batch vs. on-line) of external interface communications</text:p>
        </text:list-item>
        <text:list-item>
          <text:p text:style-name="P17">Sizing, scaling needs to meet planned growth</text:p>
        </text:list-item>
        <text:list-item>
          <text:p text:style-name="P17">Other known constraints the system must adhere to (e.g., existing policies, standards, hardware, or interfaces).&gt;</text:p>
        </text:list-item>
      </text:list>
      <text:h text:style-name="Heading_20_2" text:outline-level="2">Security requirements</text:h>
      <text:p text:style-name="P9"/>
      <text:p text:style-name="P9">&lt;Consider application security requirements, including password protection, restricted communications between areas of a program, etc., as well as control and audit trail requirements.&gt;</text:p>
      <text:h text:style-name="Heading_20_2" text:outline-level="2">Environmental constraints</text:h>
      <text:p text:style-name="P9"/>
      <text:p text:style-name="P9">&lt;Describe the environmental constraints of the system/application.&gt;</text:p>
      <text:h text:style-name="Heading_20_2" text:outline-level="2">Client or site-specific requirements</text:h>
      <text:p text:style-name="P9"/>
      <text:p text:style-name="P9">&lt;Describe any client or site-specific requirements. This requirement is typically included in the contract.&gt;</text:p>
      <text:h text:style-name="Heading_20_2" text:outline-level="2">System administration requirements</text:h>
      <text:p text:style-name="P9"/>
      <text:p text:style-name="P9">&lt;Describe the system administration requirements.&gt;</text:p>
      <text:h text:style-name="Heading_20_2" text:outline-level="2">Information development requirements</text:h>
      <text:p text:style-name="P9"/>
      <text:p text:style-name="P9">&lt;Describe any specific training desired for the system/application team with respect to this change request. Describe any training desired for the clients of your system/application in reference to this change request.&gt;</text:p>
      <text:h text:style-name="Heading_20_2" text:outline-level="2">Usability requirements</text:h>
      <text:p text:style-name="P9"/>
      <text:p text:style-name="P9">&lt;Describe any specific usability requirements for the system/application.&gt;</text:p>
      <text:h text:style-name="Heading_20_1" text:outline-level="1"><text:bookmark-start text:name="__RefHeading___Toc512651260"/><text:soft-page-break/>8. Testing considerations<text:bookmark-end text:name="__RefHeading___Toc512651260"/></text:h>
      <text:p text:style-name="Standard"/>
      <text:p text:style-name="P9">&lt;Describe the conditions that affect testing.&gt;</text:p>
      <text:h text:style-name="Heading_20_1" text:outline-level="1"><text:bookmark-start text:name="__RefHeading___Toc512651261"/>9. Summary<text:bookmark-end text:name="__RefHeading___Toc512651261"/> </text:h>
      <text:p text:style-name="P9"/>
      <text:p text:style-name="P9">&lt;Provide a brief summary of the system requirements specified in this document.&gt;</text:p>
      <text:h text:style-name="Heading_20_2" text:outline-level="2">Open issues</text:h>
      <text:p text:style-name="P9"/>
      <text:p text:style-name="P9">&lt;Describe any outstanding issues that still exist with respect to the effective implementation of your system/application.&gt;</text:p>
      <text:h text:style-name="Heading_20_2" text:outline-level="2">Acknowledgements</text:h>
      <text:p text:style-name="P9"/>
      <text:p text:style-name="P9">&lt;You may list any entities that provide support on this project.&gt;</text:p>
      <text:h text:style-name="Heading_20_2" text:outline-level="2">References</text:h>
      <text:p text:style-name="P9"/>
      <text:p text:style-name="P9">&lt;Include a list of documents that were referenced in this requirement plan.&gt;</text:p>
      <text:h text:style-name="Heading_20_2" text:outline-level="2">Glossary</text:h>
      <text:p text:style-name="P9"/>
      <text:p text:style-name="P9">&lt;Include a list of terms or acronyms that are specific to this project.&gt;</text:p>
      <text:h text:style-name="Heading_20_2" text:outline-level="2">Attachments</text:h>
      <text:p text:style-name="P1"/>
      <text:p text:style-name="P9">&lt;Include additional details such as checklists or tables.&gt;</text:p>
      <text:p text:style-name="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Times New Roman" svg:font-family="'Times New Roman'" style:font-family-generic="roman"/>
    <style:font-face style:name="FreeSans1" svg:font-family="FreeSans" style:font-family-generic="swiss"/>
    <style:font-face style:name="Courier New" svg:font-family="'Courier New'" style:font-pitch="variable"/>
    <style:font-face style:name="Gill Sans" svg:font-family="'Gill Sans'"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1665in" fo:margin-bottom="0.0417in" style:contextual-spacing="false" fo:text-indent="0in"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1665in" fo:margin-bottom="0.0417in" style:contextual-spacing="false" fo:text-indent="0in"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 style:family="paragraph" style:parent-style-name="Standard">
      <style:paragraph-properties fo:margin-left="1in" fo:margin-right="0in" fo:margin-top="0in" fo:margin-bottom="0.1665in" style:contextual-spacing="false" fo:orphans="0" fo:widows="0" fo:text-indent="0in" style:auto-text-indent="false"/>
    </style:style>
    <style:style style:name="cover_20_fair_20_comp" style:display-name="cover fair comp" style:family="paragraph" style:parent-style-name="Standard" style:next-style-name="paragraph">
      <style:paragraph-properties fo:margin-left="1in" fo:margin-right="0in" fo:margin-top="0.1665in" fo:margin-bottom="0.2083in" style:contextual-spacing="false" fo:text-indent="0in" style:auto-text-indent="false"/>
      <style:text-properties style:font-name="Arial" fo:font-family="Arial" style:font-family-generic="swiss" style:font-pitch="variable" fo:language="en" fo:country="US" fo:font-weight="bold" style:language-asian="en" style:country-asian="US" style:font-weight-asian="bold" style:font-name-complex="Arial" style:font-family-complex="Arial" style:font-family-generic-complex="swiss" style:font-pitch-complex="variable"/>
    </style:style>
    <style:style style:name="table_20_body" style:display-name="table body" style:family="paragraph" style:parent-style-name="Standard">
      <style:paragraph-properties fo:margin-left="0.05in" fo:margin-right="0in" fo:margin-top="0.0417in" fo:margin-bottom="0.0417in" style:contextual-spacing="false" fo:text-indent="0in" style:auto-text-indent="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style>
    <style:style style:name="cover_20_doc_20_date" style:display-name="cover doc date" style:family="paragraph" style:parent-style-name="Standard" style:next-style-name="Standard">
      <style:paragraph-properties fo:margin-left="1in" fo:margin-right="0in" fo:margin-top="0in" fo:margin-bottom="0.25in" style:contextual-spacing="false" fo:text-indent="0in" style:auto-text-indent="false"/>
      <style:text-properties style:font-name="Arial" fo:font-family="Arial" style:font-family-generic="swiss" style:font-pitch="variable" fo:language="en" fo:country="US" style:language-asian="en" style:country-asian="US" style:font-name-complex="Arial" style:font-family-complex="Arial" style:font-family-generic-complex="swiss" style:font-pitch-complex="variable"/>
    </style:style>
    <style:style style:name="list_20_bullet" style:display-name="list bullet" style:family="paragraph" style:parent-style-name="Standard" style:list-style-name="WW8Num10">
      <style:paragraph-properties fo:margin-left="1.25in" fo:margin-right="0in" fo:margin-top="0in" fo:margin-bottom="0.1665in" style:contextual-spacing="false" style:line-height-at-least="0.1807in" fo:orphans="0" fo:widows="0" fo:text-indent="0in" style:auto-text-indent="false" text:number-lines="false" text:line-number="0"/>
    </style:style>
    <style:style style:name="table_20_heading" style:display-name="table heading" style:family="paragraph" style:parent-style-name="Standard" style:list-style-name="WW8StyleNum">
      <style:paragraph-properties fo:margin-left="0.05in" fo:margin-right="0in" fo:margin-top="0.0835in" fo:margin-bottom="0.0835in" style:contextual-spacing="false" fo:text-indent="0in" style:auto-text-indent="false" fo:keep-with-next="always"/>
      <style:text-properties fo:color="#000000" style:font-name="Gill Sans" fo:font-family="'Gill Sans'" style:font-pitch="variable" fo:font-size="8pt" fo:font-weight="bold" style:font-size-asian="8pt" style:font-weight-asian="bold" style:font-name-complex="Gill Sans" style:font-family-complex="'Gill Sans'" style:font-pitch-complex="variable"/>
    </style:style>
    <style:style style:name="title" style:family="paragraph" style:parent-style-name="Standard" style:next-style-name="paragraph">
      <style:paragraph-properties fo:margin-left="1in" fo:margin-right="0in" fo:margin-top="0in" fo:margin-bottom="1.389in" style:contextual-spacing="false" style:line-height-at-least="0.4028in" fo:text-indent="0in" style:auto-text-indent="false"/>
      <style:text-properties style:font-name="Arial" fo:font-family="Arial" style:font-family-generic="swiss" style:font-pitch="variable" fo:font-size="24pt" fo:font-weight="bold" style:font-size-asian="24pt" style:font-weight-asian="bold" style:font-name-complex="Arial" style:font-family-complex="Arial" style:font-family-generic-complex="swiss" style:font-pitch-complex="variable"/>
    </style:style>
    <style:style style:name="list_20_bullet_20_indent" style:display-name="list bullet indent" style:family="paragraph" style:parent-style-name="list_20_bullet" style:next-style-name="paragraph" style:list-style-name="WW8Num13">
      <style:paragraph-properties>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4z0"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3" style:family="text">
      <style:text-properties style:font-name="Symbol" fo:font-family="Symbol" style:font-pitch="variable" style:font-name-complex="Symbol" style:font-family-complex="Symbol"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3" style:family="text">
      <style:text-properties style:font-name="Symbol" fo:font-family="Symbol" style:font-pitch="variable" style:font-name-complex="Symbol" style:font-family-complex="Symbol" style:font-pitch-complex="variable"/>
    </style:style>
    <style:style style:name="WW8Num7z0" style:family="text"/>
    <style:style style:name="WW8Num8z0" style:family="text"/>
    <style:style style:name="WW8Num9z0" style:family="text"/>
    <style:style style:name="WW8Num10z0" style:family="text">
      <style:text-properties style:use-window-font-color="true" style:font-name="Symbol" fo:font-family="Symbol" style:font-pitch="variable" fo:font-style="normal" fo:font-weight="bold" style:font-style-asian="normal" style:font-weight-asian="bold" style:font-name-complex="Symbol" style:font-family-complex="Symbol"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name-complex="Symbol" style:font-family-complex="Symbol" style:font-pitch-complex="variable"/>
    </style:style>
    <style:style style:name="WW8Num12z0" style:family="text"/>
    <style:style style:name="WW8Num13z0"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name-complex="Symbol" style:font-family-complex="Symbol"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75in" fo:text-indent="-0.25in" fo:margin-left="1.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format="">
        <style:list-level-properties text:list-level-position-and-space-mode="label-alignment">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font-name="Arial" style:font-name-complex="Arial"/>
    </style:style>
    <style:style style:name="MT2" style:family="text">
      <style:text-properties style:font-name="Arial" fo:font-weight="bold" style:font-weight-asian="bold" style:font-name-complex="Arial"/>
    </style:style>
    <style:style style:name="MT3" style:family="text">
      <style:text-properties style:font-name="Arial" fo:font-size="9pt" style:font-size-asian="9pt" style:font-name-complex="Arial" style:font-size-complex="9pt"/>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number:date-style style:name="N120">
      <number:month/>
      <number:text>/</number:text>
      <number:day/>
      <number:text>/</number:text>
      <number:year number:style="long"/>
    </number:date-style>
  </office:automatic-styles>
  <office:master-styles>
    <style:master-page style:name="Standard" style:page-layout-name="Mpm1">
      <style:header>
        <text:p text:style-name="MP1"><draw:frame draw:style-name="Mfr1" draw:name="Image1" text:anchor-type="as-char" svg:width="2.872in" svg:height="0.2555in" draw:z-index="7"><draw:image xlink:href="Pictures/10000000000001E90000002C755935E7.png" xlink:type="simple" xlink:show="embed" xlink:actuate="onLoad"/></draw:frame><text:span text:style-name="MT1"><text:tab/><text:tab/></text:span><text:span text:style-name="MT2">Service Life Cycle Management</text:span></text:p>
      </style:header>
      <style:footer>
        <text:p text:style-name="Footer"><text:span text:style-name="MT3">Rev. </text:span><text:span text:style-name="MT3"><text:date style:data-style-name="N120" text:date-value="2016-01-22T21:27:20.612538694">1/22/2016</text:date></text:span><text:span text:style-name="MT3"><text:tab/></text:span><text:span text:style-name="Page_20_Number"><text:span text:style-name="MT3"><text:page-number text:select-page="current">8</text:page-number></text:span></text:span><text:span text:style-name="Page_20_Number"><text:span text:style-name="MT3"><text:tab/></text:span></text:span><text:span text:style-name="Page_20_Number"><text:span text:style-name="MT3"><text:file-name text:display="name-and-extension">requirements.doc</text:file-nam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Requirements </dc:title>
    <meta:initial-creator>Isabel Huffman</meta:initial-creator>
    <meta:creation-date>2005-04-14T20:34:00</meta:creation-date>
    <dc:creator>Isabel Taylor</dc:creator>
    <dc:date>2008-12-16T13:58:00</dc:date>
    <meta:editing-cycles>21</meta:editing-cycles>
    <meta:editing-duration>PT1H20M</meta:editing-duration>
    <meta:document-statistic meta:table-count="1" meta:image-count="1" meta:object-count="0" meta:page-count="8" meta:paragraph-count="164" meta:word-count="1597" meta:character-count="11079" meta:non-whitespace-character-count="9678"/>
    <meta:generator>LibreOffice/4.2.8.2$Linux_X86_64 LibreOffice_project/420m0$Build-2</meta:generator>
  </office:meta>
</office:document-meta>
</file>